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728c89" officeooo:paragraph-rsid="04a7a5e8"/>
    </style:style>
    <style:style style:name="P4" style:family="paragraph" style:parent-style-name="Text_20_body">
      <style:paragraph-properties fo:line-height="100%"/>
      <style:text-properties officeooo:rsid="04471d2d" officeooo:paragraph-rsid="04471d2d"/>
    </style:style>
    <style:style style:name="P5" style:family="paragraph" style:parent-style-name="Text_20_body">
      <style:paragraph-properties fo:line-height="100%"/>
      <style:text-properties officeooo:rsid="046f7cba" officeooo:paragraph-rsid="04a7a5e8"/>
    </style:style>
    <style:style style:name="P6" style:family="paragraph" style:parent-style-name="Text_20_body">
      <style:text-properties officeooo:rsid="0491b323" officeooo:paragraph-rsid="0491b323"/>
    </style:style>
    <style:style style:name="P7" style:family="paragraph" style:parent-style-name="Text_20_body">
      <style:text-properties officeooo:rsid="049395cc" officeooo:paragraph-rsid="049395cc"/>
    </style:style>
    <style:style style:name="P8" style:family="paragraph" style:parent-style-name="Text_20_body">
      <style:text-properties officeooo:rsid="04958ff0" officeooo:paragraph-rsid="04958ff0"/>
    </style:style>
    <style:style style:name="P9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10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11" style:family="paragraph" style:parent-style-name="Heading_20_2">
      <style:paragraph-properties fo:line-height="100%"/>
      <style:text-properties officeooo:rsid="0452ba07" officeooo:paragraph-rsid="0490b3a9"/>
    </style:style>
    <style:style style:name="P12" style:family="paragraph" style:parent-style-name="Heading_20_2">
      <style:text-properties officeooo:rsid="049395cc" officeooo:paragraph-rsid="049395cc"/>
    </style:style>
    <style:style style:name="P13" style:family="paragraph" style:parent-style-name="Text_20_body">
      <style:paragraph-properties fo:line-height="100%" fo:text-align="end" style:justify-single-word="false"/>
      <style:text-properties officeooo:rsid="03dbfc0a" officeooo:paragraph-rsid="04bf3edc"/>
    </style:style>
    <style:style style:name="P14" style:family="paragraph" style:parent-style-name="Text_20_body" style:list-style-name="L2">
      <style:text-properties fo:font-style="italic" officeooo:rsid="04c28ef0" officeooo:paragraph-rsid="04c28ef0" style:font-style-asian="italic" style:font-style-complex="italic"/>
    </style:style>
    <style:style style:name="P15" style:family="paragraph" style:parent-style-name="Text_20_body">
      <style:text-properties fo:font-style="italic" officeooo:rsid="04c28ef0" officeooo:paragraph-rsid="04c28ef0" style:font-style-asian="italic" style:font-style-complex="italic"/>
    </style:style>
    <style:style style:name="P16" style:family="paragraph" style:parent-style-name="Text_20_body" style:list-style-name="L5">
      <style:paragraph-properties fo:line-height="100%"/>
      <style:text-properties fo:font-style="italic" officeooo:rsid="04c838de" officeooo:paragraph-rsid="04c838de" style:font-style-asian="italic" style:font-style-complex="italic"/>
    </style:style>
    <style:style style:name="P17" style:family="paragraph" style:parent-style-name="Text_20_body" style:list-style-name="L7">
      <style:paragraph-properties fo:line-height="100%"/>
      <style:text-properties fo:font-style="italic" officeooo:rsid="04d2c7e6" officeooo:paragraph-rsid="04d443f9" style:font-style-asian="italic" style:font-style-complex="italic"/>
    </style:style>
    <style:style style:name="P18" style:family="paragraph" style:parent-style-name="Text_20_body" style:list-style-name="L7">
      <style:paragraph-properties fo:line-height="100%"/>
      <style:text-properties fo:font-style="italic" officeooo:rsid="04d2c7e6" officeooo:paragraph-rsid="04d4f159" style:font-style-asian="italic" style:font-style-complex="italic"/>
    </style:style>
    <style:style style:name="P19" style:family="paragraph" style:parent-style-name="Text_20_body" style:list-style-name="L8">
      <style:text-properties fo:font-style="italic" officeooo:paragraph-rsid="04d9d224" style:font-style-asian="italic" style:font-style-complex="italic"/>
    </style:style>
    <style:style style:name="P20" style:family="paragraph" style:parent-style-name="Text_20_body" style:list-style-name="L9">
      <style:text-properties fo:font-style="italic" officeooo:rsid="04dce0b3" officeooo:paragraph-rsid="04dce0b3" style:font-style-asian="italic" style:font-style-complex="italic"/>
    </style:style>
    <style:style style:name="P21" style:family="paragraph" style:parent-style-name="Text_20_body">
      <style:text-properties fo:font-style="italic" officeooo:rsid="04dce0b3" officeooo:paragraph-rsid="04dce0b3" style:font-style-asian="italic" style:font-style-complex="italic"/>
    </style:style>
    <style:style style:name="P22" style:family="paragraph" style:parent-style-name="Text_20_body">
      <style:text-properties officeooo:paragraph-rsid="04bf9808"/>
    </style:style>
    <style:style style:name="P23" style:family="paragraph" style:parent-style-name="Text_20_body">
      <style:paragraph-properties fo:line-height="100%"/>
      <style:text-properties officeooo:rsid="047ad851" officeooo:paragraph-rsid="047ad851"/>
    </style:style>
    <style:style style:name="P24" style:family="paragraph" style:parent-style-name="Text_20_body">
      <style:text-properties officeooo:rsid="0491b323" officeooo:paragraph-rsid="0491b323"/>
    </style:style>
    <style:style style:name="P25" style:family="paragraph" style:parent-style-name="Text_20_body">
      <style:paragraph-properties fo:line-height="100%"/>
      <style:text-properties officeooo:rsid="0452ba07" officeooo:paragraph-rsid="04c4d3d4"/>
    </style:style>
    <style:style style:name="P26" style:family="paragraph" style:parent-style-name="Text_20_body" style:list-style-name="L4">
      <style:paragraph-properties fo:line-height="100%"/>
      <style:text-properties officeooo:rsid="04c6987b" officeooo:paragraph-rsid="04c6987b"/>
    </style:style>
    <style:style style:name="P27" style:family="paragraph" style:parent-style-name="Text_20_body">
      <style:paragraph-properties fo:line-height="100%"/>
      <style:text-properties officeooo:rsid="04c6987b" officeooo:paragraph-rsid="04c6987b"/>
    </style:style>
    <style:style style:name="P28" style:family="paragraph" style:parent-style-name="Text_20_body">
      <style:paragraph-properties fo:line-height="100%"/>
      <style:text-properties officeooo:rsid="0470bc45" officeooo:paragraph-rsid="04a7a5e8"/>
    </style:style>
    <style:style style:name="P29" style:family="paragraph" style:parent-style-name="Text_20_body" style:list-style-name="L5">
      <style:paragraph-properties fo:line-height="100%"/>
      <style:text-properties officeooo:rsid="04c838de" officeooo:paragraph-rsid="04cfe8fd"/>
    </style:style>
    <style:style style:name="P30" style:family="paragraph" style:parent-style-name="Text_20_body">
      <style:paragraph-properties fo:line-height="100%"/>
      <style:text-properties officeooo:rsid="04728c89" officeooo:paragraph-rsid="04a7a5e8"/>
    </style:style>
    <style:style style:name="P31" style:family="paragraph" style:parent-style-name="Text_20_body">
      <style:paragraph-properties fo:line-height="100%"/>
      <style:text-properties style:use-window-font-color="true" style:font-name="David CLM" fo:font-size="12pt" fo:font-style="italic" fo:font-weight="normal" officeooo:rsid="0663347f" officeooo:paragraph-rsid="04cfe8fd" style:font-size-asian="12pt" style:font-style-asian="italic" style:font-weight-asian="normal" style:font-name-complex="David CLM" style:font-size-complex="12pt" style:font-style-complex="italic" style:font-weight-complex="normal"/>
    </style:style>
    <style:style style:name="P32" style:family="paragraph" style:parent-style-name="Text_20_body">
      <style:paragraph-properties fo:line-height="100%"/>
      <style:text-properties officeooo:rsid="04202c6b" officeooo:paragraph-rsid="04d443f9"/>
    </style:style>
    <style:style style:name="P33" style:family="paragraph" style:parent-style-name="Text_20_body">
      <style:paragraph-properties fo:line-height="100%"/>
      <style:text-properties officeooo:rsid="04228bf6" officeooo:paragraph-rsid="04d443f9"/>
    </style:style>
    <style:style style:name="P34" style:family="paragraph" style:parent-style-name="Text_20_body">
      <style:paragraph-properties fo:line-height="100%" fo:text-align="end" style:justify-single-word="false"/>
      <style:text-properties officeooo:rsid="03ef406b" officeooo:paragraph-rsid="04d443f9"/>
    </style:style>
    <style:style style:name="P35" style:family="paragraph" style:parent-style-name="Text_20_body">
      <style:paragraph-properties fo:line-height="100%"/>
      <style:text-properties officeooo:rsid="04ba8917" officeooo:paragraph-rsid="04d443f9"/>
    </style:style>
    <style:style style:name="P36" style:family="paragraph" style:parent-style-name="Text_20_body">
      <style:text-properties officeooo:rsid="04958ff0" officeooo:paragraph-rsid="049a935d"/>
    </style:style>
    <style:style style:name="P37" style:family="paragraph" style:parent-style-name="Text_20_body">
      <style:text-properties officeooo:rsid="049395cc" officeooo:paragraph-rsid="049395cc"/>
    </style:style>
    <style:style style:name="P38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39" style:family="paragraph" style:parent-style-name="Text_20_body" style:list-style-name="L1">
      <style:paragraph-properties fo:margin-top="0in" fo:margin-bottom="0.0181in" loext:contextual-spacing="false" fo:line-height="100%"/>
      <style:text-properties officeooo:rsid="03ed1c62" officeooo:paragraph-rsid="04bf9808"/>
    </style:style>
    <style:style style:name="P40" style:family="paragraph" style:parent-style-name="Text_20_body" style:list-style-name="L1">
      <style:paragraph-properties fo:margin-top="0in" fo:margin-bottom="0.0181in" loext:contextual-spacing="false" fo:line-height="100%"/>
      <style:text-properties officeooo:rsid="03ed1c62" officeooo:paragraph-rsid="04c11252"/>
    </style:style>
    <style:style style:name="P41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c11252"/>
    </style:style>
    <style:style style:name="P42" style:family="paragraph" style:parent-style-name="Text_20_body">
      <style:paragraph-properties fo:margin-top="0in" fo:margin-bottom="0.0181in" loext:contextual-spacing="false" fo:line-height="100%"/>
      <style:text-properties officeooo:rsid="04a01143" officeooo:paragraph-rsid="04d443f9"/>
    </style:style>
    <style:style style:name="P43" style:family="paragraph" style:parent-style-name="Text_20_body" style:list-style-name="L7">
      <style:paragraph-properties fo:margin-top="0in" fo:margin-bottom="0.0181in" loext:contextual-spacing="false" fo:line-height="100%"/>
      <style:text-properties fo:font-style="italic" officeooo:rsid="04d2c7e6" officeooo:paragraph-rsid="04d7544a" style:font-style-asian="italic" style:font-style-complex="italic"/>
    </style:style>
    <style:style style:name="P44" style:family="paragraph" style:parent-style-name="Text_20_body">
      <style:paragraph-properties fo:margin-top="0in" fo:margin-bottom="0.0181in" loext:contextual-spacing="false" fo:line-height="100%"/>
      <style:text-properties fo:font-style="italic" officeooo:rsid="04d2c7e6" officeooo:paragraph-rsid="04d7544a" style:font-style-asian="italic" style:font-style-complex="italic"/>
    </style:style>
    <style:style style:name="P45" style:family="paragraph" style:parent-style-name="Heading_20_1">
      <style:paragraph-properties fo:line-height="100%"/>
      <style:text-properties officeooo:rsid="04af6545" officeooo:paragraph-rsid="04af6545"/>
    </style:style>
    <style:style style:name="P46" style:family="paragraph" style:parent-style-name="Heading_20_2">
      <style:text-properties officeooo:paragraph-rsid="04a7a5e8"/>
    </style:style>
    <style:style style:name="P47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48" style:family="paragraph" style:parent-style-name="Default" style:list-style-name="L5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36pt" fo:font-style="italic" officeooo:paragraph-rsid="04cfe8fd" style:font-size-asian="36pt" style:font-style-asian="italic" style:font-name-complex="David CLM" style:font-style-complex="italic"/>
    </style:style>
    <style:style style:name="P49" style:family="paragraph" style:parent-style-name="Default" style:list-style-name="L5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ize="36pt" fo:font-style="italic" officeooo:paragraph-rsid="04d062ee" style:font-size-asian="36pt" style:font-style-asian="italic" style:font-name-complex="David CLM" style:font-style-complex="italic"/>
    </style:style>
    <style:style style:name="P50" style:family="paragraph" style:parent-style-name="Default" style:list-style-name="L5">
      <style:paragraph-properties fo:margin-top="0in" fo:margin-bottom="0in" loext:contextual-spacing="false" style:line-height-at-least="0.139in" fo:text-align="end" style:justify-single-word="false" style:writing-mode="rl-tb"/>
      <style:text-properties style:font-name="David CLM" fo:font-style="italic" officeooo:paragraph-rsid="04d204df" style:font-style-asian="italic" style:font-name-complex="David CLM" style:font-style-complex="italic"/>
    </style:style>
    <style:style style:name="T1" style:family="text">
      <style:text-properties officeooo:rsid="03e8184d"/>
    </style:style>
    <style:style style:name="T2" style:family="text">
      <style:text-properties officeooo:rsid="04064434"/>
    </style:style>
    <style:style style:name="T3" style:family="text">
      <style:text-properties officeooo:rsid="040bcbff"/>
    </style:style>
    <style:style style:name="T4" style:family="text">
      <style:text-properties officeooo:rsid="04219f6b"/>
    </style:style>
    <style:style style:name="T5" style:family="text">
      <style:text-properties officeooo:rsid="04237cd7"/>
    </style:style>
    <style:style style:name="T6" style:family="text">
      <style:text-properties officeooo:rsid="04317472"/>
    </style:style>
    <style:style style:name="T7" style:family="text">
      <style:text-properties officeooo:rsid="0449ea87"/>
    </style:style>
    <style:style style:name="T8" style:family="text">
      <style:text-properties officeooo:rsid="044d13cb"/>
    </style:style>
    <style:style style:name="T9" style:family="text">
      <style:text-properties officeooo:rsid="0452cf3f"/>
    </style:style>
    <style:style style:name="T10" style:family="text">
      <style:text-properties officeooo:rsid="045aaddc"/>
    </style:style>
    <style:style style:name="T11" style:family="text">
      <style:text-properties officeooo:rsid="04699601"/>
    </style:style>
    <style:style style:name="T12" style:family="text">
      <style:text-properties officeooo:rsid="04728c89"/>
    </style:style>
    <style:style style:name="T13" style:family="text">
      <style:text-properties officeooo:rsid="047641c6"/>
    </style:style>
    <style:style style:name="T14" style:family="text">
      <style:text-properties officeooo:rsid="047f7f13"/>
    </style:style>
    <style:style style:name="T15" style:family="text">
      <style:text-properties officeooo:rsid="048525d6"/>
    </style:style>
    <style:style style:name="T16" style:family="text">
      <style:text-properties officeooo:rsid="0486f5a3"/>
    </style:style>
    <style:style style:name="T17" style:family="text">
      <style:text-properties officeooo:rsid="0488e42c"/>
    </style:style>
    <style:style style:name="T18" style:family="text">
      <style:text-properties officeooo:rsid="0490b3a9"/>
    </style:style>
    <style:style style:name="T19" style:family="text">
      <style:text-properties officeooo:rsid="0491b323"/>
    </style:style>
    <style:style style:name="T20" style:family="text">
      <style:text-properties officeooo:rsid="04958ff0"/>
    </style:style>
    <style:style style:name="T21" style:family="text">
      <style:text-properties officeooo:rsid="049b95c6"/>
    </style:style>
    <style:style style:name="T22" style:family="text">
      <style:text-properties officeooo:rsid="04a7a5e8"/>
    </style:style>
    <style:style style:name="T23" style:family="text">
      <style:text-properties officeooo:rsid="04a7fba2"/>
    </style:style>
    <style:style style:name="T24" style:family="text">
      <style:text-properties fo:font-size="12pt" officeooo:rsid="0486f5a3" style:font-size-asian="12pt" style:font-size-complex="12pt"/>
    </style:style>
    <style:style style:name="T25" style:family="text">
      <style:text-properties fo:font-size="12pt" officeooo:rsid="04ba8917" style:font-size-asian="12pt" style:font-size-complex="12pt"/>
    </style:style>
    <style:style style:name="T26" style:family="text">
      <style:text-properties fo:font-size="12pt" officeooo:rsid="04a38263" style:font-size-asian="12pt" style:font-size-complex="12pt"/>
    </style:style>
    <style:style style:name="T27" style:family="text">
      <style:text-properties fo:font-size="12pt" officeooo:rsid="04d7544a" style:font-size-asian="12pt" style:font-size-complex="12pt"/>
    </style:style>
    <style:style style:name="T28" style:family="text">
      <style:text-properties fo:font-size="12pt" officeooo:rsid="04d81f01" style:font-size-asian="12pt" style:font-size-complex="12pt"/>
    </style:style>
    <style:style style:name="T29" style:family="text">
      <style:text-properties fo:font-size="12pt" fo:font-weight="bold" officeooo:rsid="04a38263" style:font-size-asian="12pt" style:font-weight-asian="bold" style:font-size-complex="12pt" style:font-weight-complex="bold"/>
    </style:style>
    <style:style style:name="T30" style:family="text">
      <style:text-properties officeooo:rsid="04b90436"/>
    </style:style>
    <style:style style:name="T31" style:family="text">
      <style:text-properties officeooo:rsid="04bdca05"/>
    </style:style>
    <style:style style:name="T32" style:family="text">
      <style:text-properties officeooo:rsid="03eb354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ca5113" style:font-weight-asian="bold" style:font-weight-complex="bold"/>
    </style:style>
    <style:style style:name="T35" style:family="text">
      <style:text-properties fo:font-weight="bold" officeooo:rsid="04d9d224" style:font-weight-asian="bold" style:font-weight-complex="bold"/>
    </style:style>
    <style:style style:name="T36" style:family="text">
      <style:text-properties fo:font-style="italic" fo:font-weight="bold" officeooo:rsid="04bf3edc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4cef233" style:font-style-asian="italic" style:font-weight-asian="bold" style:font-style-complex="italic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4bf3edc" style:font-style-asian="italic" style:font-style-complex="italic"/>
    </style:style>
    <style:style style:name="T40" style:family="text">
      <style:text-properties fo:font-style="italic" officeooo:rsid="04bfb888" style:font-style-asian="italic" style:font-style-complex="italic"/>
    </style:style>
    <style:style style:name="T41" style:family="text">
      <style:text-properties fo:font-style="italic" officeooo:rsid="04c11252" style:font-style-asian="italic" style:font-style-complex="italic"/>
    </style:style>
    <style:style style:name="T42" style:family="text">
      <style:text-properties fo:font-style="italic" officeooo:rsid="04c21374" style:font-style-asian="italic" style:font-style-complex="italic"/>
    </style:style>
    <style:style style:name="T43" style:family="text">
      <style:text-properties fo:font-style="italic" officeooo:rsid="04c4d3d4" style:font-style-asian="italic" style:font-style-complex="italic"/>
    </style:style>
    <style:style style:name="T44" style:family="text">
      <style:text-properties fo:font-style="italic" officeooo:rsid="04c6987b" style:font-style-asian="italic" style:font-style-complex="italic"/>
    </style:style>
    <style:style style:name="T45" style:family="text">
      <style:text-properties fo:font-style="italic" officeooo:rsid="04d062ee" style:font-style-asian="italic" style:font-style-complex="italic"/>
    </style:style>
    <style:style style:name="T46" style:family="text">
      <style:text-properties fo:font-style="italic" officeooo:rsid="04d0c757" style:font-style-asian="italic" style:font-style-complex="italic"/>
    </style:style>
    <style:style style:name="T47" style:family="text">
      <style:text-properties officeooo:rsid="04c33065"/>
    </style:style>
    <style:style style:name="T48" style:family="text">
      <style:text-properties officeooo:rsid="04ca5113"/>
    </style:style>
    <style:style style:name="T49" style:family="text">
      <style:text-properties fo:font-weight="normal" officeooo:rsid="04ca5113" style:font-weight-asian="normal" style:font-weight-complex="normal"/>
    </style:style>
    <style:style style:name="T50" style:family="text">
      <style:text-properties fo:font-weight="normal" officeooo:rsid="04caf48d" style:font-weight-asian="normal" style:font-weight-complex="normal"/>
    </style:style>
    <style:style style:name="T51" style:family="text">
      <style:text-properties style:use-window-font-color="true" fo:font-size="12pt" fo:font-weight="normal" officeooo:rsid="0663347f" style:font-size-asian="12pt" style:font-weight-asian="normal" style:font-size-complex="12pt" style:font-weight-complex="normal"/>
    </style:style>
    <style:style style:name="T52" style:family="text">
      <style:text-properties fo:font-size="36pt" style:font-size-asian="36pt"/>
    </style:style>
    <style:style style:name="T53" style:family="text">
      <style:text-properties fo:font-size="36pt" officeooo:rsid="066171a0" style:font-size-asian="36pt"/>
    </style:style>
    <style:style style:name="T54" style:family="text">
      <style:text-properties fo:font-size="36pt" officeooo:rsid="04d204df" style:font-size-asian="36pt"/>
    </style:style>
    <style:style style:name="T55" style:family="text">
      <style:text-properties officeooo:rsid="04cfe8fd"/>
    </style:style>
    <style:style style:name="T56" style:family="text">
      <style:text-properties officeooo:rsid="04d062ee"/>
    </style:style>
    <style:style style:name="T57" style:family="text">
      <style:text-properties officeooo:rsid="04d4f159"/>
    </style:style>
    <style:style style:name="T58" style:family="text">
      <style:text-properties officeooo:rsid="04d9d22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text:span text:style-name="T31">פתרון מטלה</text:span> 2</text:h>
      <text:p text:style-name="Heading_20_2">שאלה 1: החלפת בתים</text:p>
      <text:p text:style-name="P4"><text:span text:style-name="T15">א. בבעיית החלפת-בתים עם n אנשים, </text:span>אלגוריתם "מעגלי המסחר" מאתחל גרף עם 2n צמתים. כיתבו אלגוריתם המשתמש בגרף עם n צמתים בלבד.</text:p>
      <text:p text:style-name="P23">ב. הוכיחו את המשפט: אם כל יחסי ההעדפה הם חזקים (אין אדישות), אז אלגוריתם החלפת הבתים תמיד מחזיר שיבוץ <text:span text:style-name="T21">יעיל פארטו.</text:span></text:p>
      <text:list xml:id="list4632332671735369958" text:style-name="L1">
        <text:list-item>
          <text:p text:style-name="P40"><text:span text:style-name="T36">פתרון</text:span><text:span text:style-name="T39">: ראו </text:span><text:span text:style-name="T40">למשל </text:span><text:span text:style-name="T39">בפתרון של </text:span><text:span text:style-name="T42">הדר ורעות</text:span><text:span text:style-name="T41">.</text:span></text:p>
        </text:list-item>
      </text:list>
      <text:p text:style-name="P41"><text:span text:style-name="T41"/></text:p>
      <text:p text:style-name="Heading_20_2">שאלה <text:span text:style-name="T16">2</text:span>: החלפת מעונות סטודנטים</text:p>
      <text:p text:style-name="P25">בעיית החלפת-מעונות-סטודנטים<text:span text:style-name="T9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0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25"><text:span text:style-name="T36">פתרון</text:span><text:span text:style-name="T39">: </text:span><text:span text:style-name="T43">משבצים את m הסטודנטים החדשים באקראי ל-m החדרים שהתפנו, ומריצים את אלגוריתם מעגלי המסחר</text:span><text:span text:style-name="T44">.</text:span></text:p>
      <text:list xml:id="list5764022917862225030" text:style-name="L4">
        <text:list-item>
          <text:p text:style-name="P26"><text:span text:style-name="T38">אמיתיות - כי השיבוץ הראשוני הוא אקראי ואינו מושפע מההעדפות, ואלגוריתם מעגלי המסחר הוא אמיתי (הוכח בכיתה).</text:span></text:p>
        </text:list-item>
        <text:list-item>
          <text:p text:style-name="P26"><text:span text:style-name="T38">יעילות פארטו - כי אלגוריתם מעגלי המסחר תמיד מחזיר שיבוץ יעיל פארטו (הוכח בכיתה).</text:span></text:p>
        </text:list-item>
        <text:list-item>
          <text:p text:style-name="P26"><text:span text:style-name="T38">השתתפות מרצון - כי הסטודנטים החדשים רק מרויחים (קודם היו בלי חדר ועכשיו יש להם חדר), ואלגוריתם מעגלי המסחר מקיים השתתפות מרצון עבור כל הסטודנטים כולל הסטודנטים הותיקים (הוכח בכיתה).</text:span></text:p>
        </text:list-item>
      </text:list>
      <text:p text:style-name="P27"><text:span text:style-name="T38"/></text:p>
      <text:p text:style-name="P11">שאלה <text:span text:style-name="T18">3</text:span>: <text:span text:style-name="T19">אלגוריתם מעגלי המסחר</text:span></text:p>
      <text:p text:style-name="P6">א. מיצאו שימוש נוסף לאלגוריתם מעגלי המסחר, שעדיין לא פועל במציאות.</text:p>
      <text:p text:style-name="P6">ב. כיתבו תוכנית <text:span text:style-name="T30">מפורטת </text:span>להקמת סטרט-אפ ו/או אתר אינטרנט ליישום הרעיון.</text:p>
      <text:list xml:id="list2833598942198899152" text:style-name="L2">
        <text:list-item>
          <text:p text:style-name="P14"><text:span text:style-name="T33">פתרון</text:span>: ראו בפתר<text:span text:style-name="T47">ונות של יאיר ושל </text:span>תום.</text:p>
        </text:list-item>
      </text:list>
      <text:p text:style-name="P15"/>
      <text:p text:style-name="P9">שאלה<text:span text:style-name="T22">4</text:span>: <text:span text:style-name="T17">קשתות מזויפות</text:span></text:p>
      <text:p text:style-name="P5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28">א. הגדירו במדוייק <text:span text:style-name="T12">את המשמעות של "מנגנון אמיתי" עבור זוגות במצב זה.</text:span></text:p>
      <text:list xml:id="list3754477058610023949" text:style-name="L5">
        <text:list-item>
          <text:p text:style-name="P16"><text:span text:style-name="T33">פתרון</text:span>: <text:span text:style-name="T48">יותר נוח להגדיר את התכונה ההפוכה. מנגנון הוא "לא אמיתי" אם קיים זוג, שכאשר הוא מדווח רק קשתות אמיתיות - המנגנון לא משדך אותו, וכאשר הוא מוסיף קשתות מזוייפות - המנגנון משדך אותו לזוג אחר המחובר אליו </text:span><text:span text:style-name="T34">בקשת אמיתית </text:span><text:span text:style-name="T49">(</text:span><text:span text:style-name="T50">כי אם המנגנון משדך אותו על קשת מזוייפת שהוא הוסיף - הוא לא מרויח מזה שום דבר</text:span><text:span text:style-name="T49">).</text:span></text:p>
        </text:list-item>
      </text:list>
      <text:p text:style-name="P3">ב. הוכיחו או הפריכו: מנגנון שידוך-גדול-ביותר-עם-עדיפויות הוא אמיתי<text:span text:style-name="T13"> עבור הזוגות</text:span>.</text:p>
      <text:list xml:id="list195104828978968" text:continue-numbering="true" text:style-name="L5">
        <text:list-item>
          <text:p text:style-name="P29"><text:span text:style-name="T37">הוכחה</text:span><text:span text:style-name="T38">: </text:span><text:span text:style-name="T45">נניח בשלילה </text:span><text:span text:style-name="T46">שצומת כלשהו צ </text:span><text:span text:style-name="T45">מרויח מזיוף קשת. נגדיר שני מצבים: </text:span></text:p>
          <text:list>
            <text:list-item>
              <text:p text:style-name="P48"><text:span text:style-name="T56">מצב א - </text:span>בלי <text:span text:style-name="T55">זיוף - המנגנון בוחר שידוך א שאינו כולל את צ.</text:span></text:p>
            </text:list-item>
            <text:list-item>
              <text:p text:style-name="P49"><text:span text:style-name="T56">מצב ב - עם זיוף - המנגנון בוחר שידוך ב שבו צ משודך על קשת אמיתית.</text:span></text:p>
            </text:list-item>
          </text:list>
        </text:list-item>
        <text:list-item>
          <text:p text:style-name="P50"><text:span text:style-name="T52"><text:s/>שידוך א זמין במצב ב</text:span><text:span text:style-name="T54"> (כי יש יותר קשתות)</text:span><text:span text:style-name="T52">, ושידוך ב זמין במצב א</text:span><text:span text:style-name="T53"> (כי </text:span><text:span text:style-name="T54">הוא לא משתמש בקשתות מזוייפות</text:span><text:span text:style-name="T53">). כיוון שהבחירה בין שידוכים היא לפי סדר מילוני קבוע על וקטורי העדיפויות שלהם, </text:span><text:span text:style-name="T52">בשני המצבים ייבחר אותו שידוך – </text:span><text:span text:style-name="T53">וזו סתירה.</text:span><text:span text:style-name="T51"> מש"ל.</text:span></text:p>
        </text:list-item>
      </text:list>
      <text:p text:style-name="P31"/>
      <text:p text:style-name="P3"/>
      <text:p text:style-name="P46">שאלה <text:span text:style-name="T23">5</text:span>: <text:span text:style-name="T14">החלפת כליות לפי סוג דם</text:span></text:p>
      <text:p text:style-name="P13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<text:p text:style-name="P22">א. <text:span text:style-name="T32">ציירו את הגרף המכוון המתאר את ההתאמות בגרף.</text:span></text:p>
      <text:p text:style-name="P22"><text:span text:style-name="T32">ב. כמה ואיזה חולים אפשר להציל בלי החלפת כליות בכלל?</text:span></text:p>
      <text:p text:style-name="P22"><text:span text:style-name="T32">ג. כמה ואיזה חולים אפשר להציל בעזרת האלגוריתם למציאת שידוך גדול ביותר (שנלמד בכיתה)?</text:span></text:p>
      <text:p text:style-name="P38">ד. כמה <text:span text:style-name="T2">ואיזה חולים</text:span> אפשר להציל בעזרת אלגוריתם <text:span text:style-name="T3">למציאת שלשות רבות ביותר (שלא נלמד בכיתה)?</text:span></text:p>
      <text:list xml:id="list195104112440764" text:continue-list="list4632332671735369958" text:style-name="L1">
        <text:list-item>
          <text:p text:style-name="P39"><text:span text:style-name="T36">פתרון</text:span><text:span text:style-name="T39">: ראו </text:span><text:span text:style-name="T40">למשל </text:span><text:span text:style-name="T39">בפתרון של אלכסיי.</text:span></text:p>
        </text:list-item>
      </text:list>
      <text:p text:style-name="P10"/>
      <text:p text:style-name="P9"/>
      <text:p text:style-name="P47">שאלה<text:span text:style-name="T23">6</text:span>: <text:span text:style-name="T16">תורם חסיד</text:span><text:span text:style-name="T24"> ("שלי שלך ושלך שלך")</text:span></text:p>
      <text:p text:style-name="P34"><text:span text:style-name="T11">ב</text:span>שאלה זו נניח שהתאמה בין תורם לנתרם תלויה בגורמים כלשהם ולא דווקא בסוג הדם. <text:span text:style-name="T8"><text:s/></text:span>נתון מאגר-נתונים עם שבעה זוגות <text:span text:style-name="T8">וטבלת-ההתאמה בצד שמאל.</text:span></text:p>
      <text:p text:style-name="P32">א. <text:span text:style-name="T4">כמה חולים אפשר להציל בעזרת אלגוריתם למציאת מעגלים באורך 3?</text:span></text:p>
      <text:list xml:id="list878821198698598886" text:style-name="L7">
        <text:list-item>
          <text:p text:style-name="P17"><text:span text:style-name="T33">פתרון</text:span>: אף זוג - אין בכלל מעגלים.</text:p>
        </text:list-item>
      </text:list>
      <text:p text:style-name="P33">ב. יום אחד מגיע למאגר <text:span text:style-name="T6">תורם חסיד</text:span> <text:span text:style-name="T7">(אלטרואיסט) </text:span>המוכן לתרום כליה בהתנדבות.<text:span text:style-name="T5"> מה המספר הגדול ביותר של חולים שאפשר להציל בעזרת תרומה זו? מי יתרום למי ובאיזה סדר?</text:span></text:p>
      <text:list xml:id="list195103964640681" text:continue-numbering="true" text:style-name="L7">
        <text:list-item>
          <text:p text:style-name="P17"><text:span text:style-name="T33">פתרון</text:span>: <text:span text:style-name="T57">ארבעה חולים: החסיד יתרום ל-1, 1 ל-3, 3 ל-6, 6 ל-7.</text:span></text:p>
        </text:list-item>
      </text:list>
      <text:p text:style-name="P35">ג. מדוע תרומה ע"י תורם חסיד מאפשרת להציל בבת-אחת הרבה יותר אנשים מאשר החלפה?</text:p>
      <text:list xml:id="list195105170786494" text:continue-numbering="true" text:style-name="L7">
        <text:list-item>
          <text:p text:style-name="P18"><text:span text:style-name="T33">פתרון</text:span>: <text:span text:style-name="T57">בהחלפת כליות כל הניתוחים חייבים להתבצע בו-זמנית, כדי למנוע מצב שאחד התורמים יתחרט ואז אחד החולים יישאר בלי תרומה ובלי תורם. אבל כשיש תורם חסיד זה לא חיוני - אפשר לבצע את ההשתלות אחת אחרי השניה. הסיכוי שאחד התורמים יתחרט הוא קטן, וגם אם מישהו יתחרט זה לא יהיה אסון גדול כי אף אחד לא ניזוק.</text:span></text:p>
        </text:list-item>
      </text:list>
      <text:p text:style-name="P42"><text:span text:style-name="T25">ד</text:span><text:span text:style-name="T24">. </text:span>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ייעצו לו?</text:span></text:p>
      <text:list xml:id="list195104981424469" text:continue-numbering="true" text:style-name="L7">
        <text:list-item>
          <text:p text:style-name="P43"><text:span text:style-name="T29">פתרון</text:span><text:span text:style-name="T26">: </text:span><text:span text:style-name="T27">אני לא יודע. אבל שאלתי את אלוין רות' (שזכה בפרס נובל בין השאר על עבודותיו בנושא השתלת כליות), ולדעתו אין טעם לחכות, כי ייתכן שבעתיד בכלל לא יצטרכו השתלות - יהיו כליות מלאכותיות</text:span><text:span text:style-name="T28">.</text:span></text:p>
        </text:list-item>
      </text:list>
      <text:p text:style-name="P44"><text:span text:style-name="T28"/></text:p>
      <text:p text:style-name="Heading_20_2">שאלה 7: החלפת ריאות</text:p>
      <text:p text:style-name="P7"><text:span text:style-name="T20">א. </text:span>קראו <text:span text:style-name="T20">בקישור למטה </text:span>על השתלת ריאו<text:span text:style-name="T20">ת: </text:span></text:p>
      <text:p text:style-name="P12">https://hospitals.clalit.co.il/rabin/he/departments-and-clinics/pulmonary/Pages/pulmonary_transplant.aspx</text:p>
      <text:p text:style-name="P36">מה ההבדל העקרוני בין השתלת ריאות לבין השתלת כליות? איך ישפיע ההבדל הזה על תיכנון מאגר-נתונים להחלפת ריאות?</text:p>
      <text:list xml:id="list1808107976595137571" text:style-name="L8">
        <text:list-item>
          <text:p text:style-name="P19"><text:span text:style-name="T35">פתרון</text:span><text:span text:style-name="T58">: הבדל אחד הוא שהתאמה בכליות תלויה גם בסוג הדם וגם בגודל הריאה. אבל זה לא הבדל עקרוני - זה בסה"כ משפיע על הקשתות בגרף ההתאמות, אבל לאחר שיצרנו את גרף ההתאמות - אלגוריתם השידוך הוא זהה. <text:s text:c="2"/>הבדל יותר עקרוני הוא, שבתרומת אונת-ריאה מאדם חי, יש צורך בתרומה של שתי אונות לפחות - כלומר צריך </text:span><text:span text:style-name="T35">שני </text:span><text:span text:style-name="T58">תורמים חיים לכל חולה. <text:s text:c="2"/>המשמעות היא, שבתיכנון מאגר-נתונים להחלפת ריאות, כל חולה שירצה להיכנס למאגר, יצטרך להביא איתו שני תורמים פוטנציאליים שלא מתאימים לו, ומוכנים לתרום עבורו.</text:span></text:p>
        </text:list-item>
      </text:list>
      <text:p text:style-name="P8">ב. ציירו גרף המתאר החלפת ריאות אופטימלית.</text:p>
      <text:list xml:id="list3100292157343628188" text:style-name="L9">
        <text:list-item>
          <text:p text:style-name="P20">חולה א מביא שני תורמים: א1 מתאים לחולה ב, א2 מתאים לחולה ג.</text:p>
        </text:list-item>
        <text:list-item>
          <text:p text:style-name="P20">חולה ב מביא שני תורמים: ב1 מתאים לחולה ג, ב2 מתאים לחולה א.</text:p>
        </text:list-item>
        <text:list-item>
          <text:p text:style-name="P20">חולה ג מביא שני תורמים: ג1 מתאים לחולה א, ג2 מתאים לחולה ב.</text:p>
        </text:list-item>
      </text:list>
      <text:p text:style-name="P21">מבצעים את ההחלפה במעגל ומצילים את כל 3 החולים בעזרת כל 6 התורמים.</text:p>
      <text:p text:style-name="P21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30T19:51:03.623036985</dc:date>
    <meta:editing-duration>P9DT7H43M10S</meta:editing-duration>
    <meta:editing-cycles>1117</meta:editing-cycles>
    <meta:document-statistic meta:table-count="0" meta:image-count="0" meta:object-count="0" meta:page-count="1" meta:paragraph-count="53" meta:word-count="937" meta:character-count="5175" meta:non-whitespace-character-count="4295"/>
  </office:meta>
</office:document-meta>
</file>